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c91c" officeooo:paragraph-rsid="0005c9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hello</text:p>
      <text:p text:style-name="P1">2 acc input</text:p>
      <text:p text:style-name="P1">3 calc (switch)</text:p>
      <text:p text:style-name="P1"><text:s text:c="3"/>class and object</text:p>
      <text:p text:style-name="P1">4 inheritance</text:p>
      <text:p text:style-name="P1">5 exception handling</text:p>
      <text:p text:style-name="P1">6 overriding <text:s/>(poly)</text:p>
      <text:p text:style-name="P1">8 abstract class</text:p>
      <text:p text:style-name="P1">9 wrapper class</text:p>
      <text:p text:style-name="P1">10 java 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2:00:35.835429165</meta:creation-date>
    <dc:date>2017-07-04T12:05:54.241944228</dc:date>
    <meta:editing-duration>P0D</meta:editing-duration>
    <meta:editing-cycles>1</meta:editing-cycles>
    <meta:document-statistic meta:table-count="0" meta:image-count="0" meta:object-count="0" meta:page-count="1" meta:paragraph-count="10" meta:word-count="28" meta:character-count="150" meta:non-whitespace-character-count="128"/>
    <meta:generator>LibreOffice/4.2.4.2$Linux_X86_64 LibreOffice_project/420m0$Build-2</meta:generator>
  </office:meta>
</office:document-meta>
</file>